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style-name="ce4"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style-name="ce4"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style-name="ce4"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style-name="ce4"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style-name="ce4"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style-name="ce4"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36]+1" office:value-type="float" office:value="35">
            <text:p>35</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37]+1" office:value-type="float" office:value="36">
            <text:p>36</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39]+1" office:value-type="float" office:value="38">
            <text:p>38</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0]+1" office:value-type="float" office:value="39">
            <text:p>39</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1]+1" office:value-type="float" office:value="40">
            <text:p>40</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3]+1" office:value-type="float" office:value="42">
            <text:p>42</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4]+1" office:value-type="float" office:value="43">
            <text:p>43</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1]+1" office:value-type="float" office:value="50">
            <text:p>50</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2]+1" office:value-type="float" office:value="51">
            <text:p>51</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4]+1" office:value-type="float" office:value="53">
            <text:p>53</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5]+1" office:value-type="float" office:value="54">
            <text:p>54</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56]+1" office:value-type="float" office:value="55">
            <text:p>55</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5]+1" office:value-type="float" office:value="54">
            <text:p>54</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56]+1" office:value-type="float" office:value="55">
            <text:p>55</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58]+1" office:value-type="float" office:value="55">
            <text:p>55</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1]+1" office:value-type="float" office:value="56">
            <text:p>56</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2]+1" office:value-type="float" office:value="57">
            <text:p>57</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3]+1" office:value-type="float" office:value="58">
            <text:p>58</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4]+1" office:value-type="float" office:value="59">
            <text:p>59</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66]+1" office:value-type="float" office:value="61">
            <text:p>61</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67]+1" office:value-type="float" office:value="62">
            <text:p>62</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68]+1" office:value-type="float" office:value="63">
            <text:p>63</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1]+1" office:value-type="float" office:value="66">
            <text:p>66</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2]+1" office:value-type="float" office:value="67">
            <text:p>67</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3]+1" office:value-type="float" office:value="68">
            <text:p>68</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4]+1" office:value-type="float" office:value="69">
            <text:p>69</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77]+1" office:value-type="float" office:value="72">
            <text:p>72</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78]+1" office:value-type="float" office:value="73">
            <text:p>73</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1]+1" office:value-type="float" office:value="76">
            <text:p>76</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0]+1"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1]+1"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style-name="ce4" table:formula="oooc:=[.A92]+1"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table:formula="oooc:=[.A93]+1"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4]+1"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5]+1"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96]+1"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97]+1"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style-name="ce4" table:formula="oooc:=[.A98]+1"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style-name="ce4" table:formula="oooc:=[.A99]+1"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0]+1"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1]+1"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2]+1"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3]+1"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4]+1"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2]+1"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3]+1"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style-name="ce4" table:formula="oooc:=[.A144]+1"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style-name="ce4" table:formula="oooc:=[.A145]+1"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style-name="ce4" table:formula="oooc:=[.A146]+1"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style-name="ce4" table:formula="oooc:=[.A147]+1" office:value-type="float" office:value="142">
            <text:p>142</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style-name="ce4" table:formula="oooc:=[.A148]+1" office:value-type="float" office:value="143">
            <text:p>143</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49]+1" office:value-type="float" office:value="144">
            <text:p>144</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80">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9">29/05/2009</text:date>, <text:time>10:08:1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00</meta:editing-cycles>
    <meta:creation-date>2008-05-04T10:18:05</meta:creation-date>
    <dc:date>2009-05-29T10:08:13</dc:date>
    <dc:creator>Giuseppe Castagno</dc:creator>
    <meta:editing-duration>PT46H40M29S</meta:editing-duration>
    <meta:document-statistic meta:table-count="6" meta:cell-count="141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